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1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1d79a" officeooo:paragraph-rsid="0021d79a" style:font-size-asian="10.5pt" style:font-weight-asian="normal" style:font-size-complex="12pt" style:font-weight-complex="normal"/>
    </style:style>
    <style:style style:name="T1" style:family="text">
      <style:text-properties officeooo:rsid="001bc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DE SÃO PAULO</text:p>
      <text:p text:style-name="P12">ESCOLA DE ARTES, CIÊNCIAS E HUMAN<text:span text:style-name="T1">I</text:span>DADES</text:p>
      <text:p text:style-name="P12">CURSO DE BACHARELADO EM SISTEMAS DE INFORMAÇÃO</text:p>
      <text:p text:style-name="P12">ACH2034 - ORGANIZAÇÃO E ARQUITETURA DE COMPUTADORES I</text:p>
      <text:p text:style-name="P12"/>
      <text:p text:style-name="P12"/>
      <text:p text:style-name="P12"/>
      <text:p text:style-name="P6">DAVI BATISTA DE SOUZA</text:p>
      <text:p text:style-name="P6">DIOGO DOS SANTOS ROCHA</text:p>
      <text:p text:style-name="P6"/>
      <text:p text:style-name="P6"/>
      <text:p text:style-name="P6"/>
      <text:p text:style-name="P6"/>
      <text:p text:style-name="P6"/>
      <text:p text:style-name="P6"/>
      <text:p text:style-name="P13">RELATÓRIO DO EXERCÍCIO-PROGRAMA (EP) DA DISCIPLINA</text:p>
      <text:p text:style-name="P13">‘ORGANIZAÇÃO E ARQUITETURA DE COMPUTADORES I’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>SÃO PAULO</text:p>
      <text:p text:style-name="P6"><text:soft-page-break/>2024</text:p>
      <text:p text:style-name="P5">DAVI BATISTA DE SOUZA</text:p>
      <text:p text:style-name="P5">DIOGO DOS SANTOS ROCH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latório do Exercício-Programa (EP) da disciplina ACH2034 -</text:p>
      <text:p text:style-name="P5">'Organização e arquitetura de computadores I’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Relatório apresentado à Escola de Artes,</text:p>
      <text:p text:style-name="P9">Ciências e Humanidades da Universidade</text:p>
      <text:p text:style-name="P9">de São Paulo como parte dos requisitos</text:p>
      <text:p text:style-name="P9">para conclusão da disciplina Organização e</text:p>
      <text:p text:style-name="P9">Arquitetura de Computadores I.</text:p>
      <text:p text:style-name="P9">Orientadora: Profa. Dra. Gisele S. Craveiro.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São Paulo</text:p>
      <text:p text:style-name="P7">2024</text:p>
      <text:p text:style-name="P11">SUMÁRIO</text:p>
      <text:p text:style-name="P11"><text:tab/></text:p>
      <text:p text:style-name="P11"/>
      <text:p text:style-name="P11"/>
      <text:p text:style-name="P11"/>
      <text:p text:style-name="P11"/>
      <text:p text:style-name="P3">SEÇÃO 1 - ORGANIZAÇÃO E ARQUITETURA MIPS</text:p>
      <text:p text:style-name="P1"/>
      <text:p text:style-name="P1"/>
      <text:p text:style-name="P1"/>
      <text:p text:style-name="P14">SEÇÃO 2 - DESCRIÇÃO DO PROBLEMA E CÓDIGO ALTO</text:p>
      <text:p text:style-name="P2">NÍVEL DA SOLUÇÃO</text:p>
      <text:p text:style-name="P2"/>
      <text:p text:style-name="P2"/>
      <text:p text:style-name="P2"/>
      <text:p text:style-name="P3">SEÇÃO 3 - CÓDIGO EM ASSEMBLY DESENVOLVIDO</text:p>
      <text:p text:style-name="P2"/>
      <text:p text:style-name="P15"/>
      <text:p text:style-name="P3">SEÇÃO 4 - EXPLICAÇÃO DETALHADA DAS INSTRUÇÕES</text:p>
      <text:p text:style-name="P2">UTILIZADAS</text:p>
      <text:p text:style-name="P2"/>
      <text:p text:style-name="P2"/>
      <text:p text:style-name="P4">Referências Bibliográf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5T20:45:37.681530760</dc:date>
    <meta:editing-duration>PT13M5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8" meta:paragraph-count="31" meta:word-count="144" meta:character-count="938" meta:non-whitespace-character-count="823"/>
  </office:meta>
</office:document-meta>
</file>